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6.424cm" style:rel-column-width="16383*"/>
    </style:style>
    <style:style style:name="Tabelle1.D" style:family="table-column">
      <style:table-column-properties style:column-width="6.426cm" style:rel-column-width="16386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D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200926" officeooo:paragraph-rsid="00200926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officeooo:rsid="00200926" officeooo:paragraph-rsid="00200926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201b30" officeooo:paragraph-rsid="00201b30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f94c" officeooo:paragraph-rsid="0021f94c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3980c" officeooo:paragraph-rsid="0023980c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3980c" officeooo:paragraph-rsid="0025bd5f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3980c" officeooo:paragraph-rsid="0027cfef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3980c" officeooo:paragraph-rsid="00288ad1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3980c" officeooo:paragraph-rsid="002a7a51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57a77" officeooo:paragraph-rsid="00257a77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26ffb2" officeooo:paragraph-rsid="0026ffb2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bf5e2" officeooo:paragraph-rsid="002bf5e2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2d90e8" officeooo:paragraph-rsid="002d90e8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2ecc0c" officeooo:paragraph-rsid="002ecc0c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30cbf2" officeooo:paragraph-rsid="0030cbf2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30cbf2" officeooo:paragraph-rsid="003cd317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327990" officeooo:paragraph-rsid="00327990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32c97b" officeooo:paragraph-rsid="0032c97b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32c97b" officeooo:paragraph-rsid="0036b7db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344bc2" officeooo:paragraph-rsid="00344bc2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344bc2" officeooo:paragraph-rsid="0036b7db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344bc2" officeooo:paragraph-rsid="0038a2c2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36430b" officeooo:paragraph-rsid="0036430b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36430b" officeooo:paragraph-rsid="00375728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37ee78" officeooo:paragraph-rsid="0037ee78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399367" officeooo:paragraph-rsid="00399367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3b2d38" officeooo:paragraph-rsid="003b2d38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3d1a69" officeooo:paragraph-rsid="003d1a69"/>
    </style:style>
    <style:style style:name="T1" style:family="text">
      <style:text-properties officeooo:rsid="0023980c"/>
    </style:style>
    <style:style style:name="T2" style:family="text">
      <style:text-properties officeooo:rsid="0025bd5f"/>
    </style:style>
    <style:style style:name="T3" style:family="text">
      <style:text-properties officeooo:rsid="003da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">Event_types</text:p>
          </table:table-cell>
          <table:table-cell table:style-name="Tabelle1.A1" office:value-type="string">
            <text:p text:style-name="P2">Description</text:p>
          </table:table-cell>
          <table:table-cell table:style-name="Tabelle1.A1" office:value-type="string">
            <text:p text:style-name="P2">Triggered by classes</text:p>
          </table:table-cell>
          <table:table-cell table:style-name="Tabelle1.D1" office:value-type="string">
            <text:p text:style-name="P2">Affects classes</text:p>
          </table:table-cell>
        </table:table-row>
        <table:table-row>
          <table:table-cell table:style-name="Tabelle1.A2" office:value-type="string">
            <text:p text:style-name="P1">Play</text:p>
          </table:table-cell>
          <table:table-cell table:style-name="Tabelle1.A2" office:value-type="string">
            <text:p text:style-name="P4">Resets the game to the initial state with safed highscore. <text:span text:style-name="T1">Immediately afterwards player is respawned and new round starts.</text:span></text:p>
          </table:table-cell>
          <table:table-cell table:style-name="Tabelle1.A2" office:value-type="string">
            <text:p text:style-name="P5">MainController</text:p>
          </table:table-cell>
          <table:table-cell table:style-name="Tabelle1.D2" office:value-type="string">
            <text:p text:style-name="P5">MainController</text:p>
            <text:p text:style-name="P5">SpawnManager</text:p>
            <text:p text:style-name="P5">UI_GameOver</text:p>
          </table:table-cell>
        </table:table-row>
        <table:table-row>
          <table:table-cell table:style-name="Tabelle1.A2" office:value-type="string">
            <text:p text:style-name="P1">GameOver</text:p>
          </table:table-cell>
          <table:table-cell table:style-name="Tabelle1.A2" office:value-type="string">
            <text:p text:style-name="P10">Game-over event, triggered by player falling of the platform. New game can be started after game-over.</text:p>
          </table:table-cell>
          <table:table-cell table:style-name="Tabelle1.A2" office:value-type="string">
            <text:p text:style-name="P8">MainController</text:p>
          </table:table-cell>
          <table:table-cell table:style-name="Tabelle1.D2" office:value-type="string">
            <text:p text:style-name="P6">MainController</text:p>
            <text:p text:style-name="P6">SpawnManager</text:p>
            <text:p text:style-name="P6">UI_GameOver</text:p>
            <text:p text:style-name="P6">UI_<text:span text:style-name="T2">Score</text:span></text:p>
          </table:table-cell>
        </table:table-row>
        <table:table-row>
          <table:table-cell table:style-name="Tabelle1.A2" office:value-type="string">
            <text:p text:style-name="P1">SpawnWave</text:p>
          </table:table-cell>
          <table:table-cell table:style-name="Tabelle1.A2" office:value-type="string">
            <text:p text:style-name="P11">Trigger to spawn the next wave of enemies.</text:p>
          </table:table-cell>
          <table:table-cell table:style-name="Tabelle1.A2" office:value-type="string">
            <text:p text:style-name="P7">MainController</text:p>
          </table:table-cell>
          <table:table-cell table:style-name="Tabelle1.D2" office:value-type="string">
            <text:p text:style-name="P9">SpawnManager</text:p>
            <text:p text:style-name="P12">UI_WaveCounter</text:p>
            <text:p text:style-name="P13">UI_SpawnCD</text:p>
          </table:table-cell>
        </table:table-row>
        <table:table-row>
          <table:table-cell table:style-name="Tabelle1.A2" office:value-type="string">
            <text:p text:style-name="P1">WaveClear</text:p>
          </table:table-cell>
          <table:table-cell table:style-name="Tabelle1.A2" office:value-type="string">
            <text:p text:style-name="P14">Triggers if all enemies fell of the platform and player remains.</text:p>
          </table:table-cell>
          <table:table-cell table:style-name="Tabelle1.A2" office:value-type="string">
            <text:p text:style-name="P15">SpawnManager</text:p>
          </table:table-cell>
          <table:table-cell table:style-name="Tabelle1.D2" office:value-type="string">
            <text:p text:style-name="P17">MainController</text:p>
          </table:table-cell>
        </table:table-row>
        <table:table-row>
          <table:table-cell table:style-name="Tabelle1.A2" office:value-type="string">
            <text:p text:style-name="P1">EnemyDestroyed</text:p>
          </table:table-cell>
          <table:table-cell table:style-name="Tabelle1.A2" office:value-type="string">
            <text:p text:style-name="P18">Triggers if normal enemy or boss falls of the platform.</text:p>
          </table:table-cell>
          <table:table-cell table:style-name="Tabelle1.A2" office:value-type="string">
            <text:p text:style-name="P20">DestroyOutOfBound</text:p>
          </table:table-cell>
          <table:table-cell table:style-name="Tabelle1.D2" office:value-type="string">
            <text:p text:style-name="P23">SpawnManager</text:p>
            <text:p text:style-name="P23">BossController</text:p>
            <text:p text:style-name="P23">UI_Score</text:p>
          </table:table-cell>
        </table:table-row>
        <table:table-row>
          <table:table-cell table:style-name="Tabelle1.A2" office:value-type="string">
            <text:p text:style-name="P1">BossDestroyed</text:p>
          </table:table-cell>
          <table:table-cell table:style-name="Tabelle1.A2" office:value-type="string">
            <text:p text:style-name="P19">Triggers if boss falls of the platform.</text:p>
          </table:table-cell>
          <table:table-cell table:style-name="Tabelle1.A2" office:value-type="string">
            <text:p text:style-name="P21">DestroyOutOfBound</text:p>
          </table:table-cell>
          <table:table-cell table:style-name="Tabelle1.D2" office:value-type="string">
            <text:p text:style-name="P24">UI_Score</text:p>
          </table:table-cell>
        </table:table-row>
        <table:table-row>
          <table:table-cell table:style-name="Tabelle1.A2" office:value-type="string">
            <text:p text:style-name="P1">PlayerDestroyed</text:p>
          </table:table-cell>
          <table:table-cell table:style-name="Tabelle1.A2" office:value-type="string">
            <text:p text:style-name="P25">Triggers if player falls of the platform.</text:p>
          </table:table-cell>
          <table:table-cell table:style-name="Tabelle1.A2" office:value-type="string">
            <text:p text:style-name="P22">DestroyOutOfBound</text:p>
          </table:table-cell>
          <table:table-cell table:style-name="Tabelle1.D2" office:value-type="string">
            <text:p text:style-name="P26">MainController</text:p>
            <text:p text:style-name="P26">PlayerController</text:p>
            <text:p text:style-name="P26">FollowObject</text:p>
          </table:table-cell>
        </table:table-row>
        <table:table-row>
          <table:table-cell table:style-name="Tabelle1.A2" office:value-type="string">
            <text:p text:style-name="P3">MusicNormal</text:p>
          </table:table-cell>
          <table:table-cell table:style-name="Tabelle1.A2" office:value-type="string">
            <text:p text:style-name="P27">Music for normal wave.</text:p>
          </table:table-cell>
          <table:table-cell table:style-name="Tabelle1.A2" office:value-type="string">
            <text:p text:style-name="P16">SpawnManager</text:p>
          </table:table-cell>
          <table:table-cell table:style-name="Tabelle1.D2" office:value-type="string">
            <text:p text:style-name="P28">MusicController</text:p>
          </table:table-cell>
        </table:table-row>
        <table:table-row>
          <table:table-cell table:style-name="Tabelle1.A2" office:value-type="string">
            <text:p text:style-name="P3">MusicBoss</text:p>
          </table:table-cell>
          <table:table-cell table:style-name="Tabelle1.A2" office:value-type="string">
            <text:p text:style-name="P27">Music for boss wave.</text:p>
          </table:table-cell>
          <table:table-cell table:style-name="Tabelle1.A2" office:value-type="string">
            <text:p text:style-name="P16">SpawnManager</text:p>
          </table:table-cell>
          <table:table-cell table:style-name="Tabelle1.D2" office:value-type="string">
            <text:p text:style-name="P28">Music<text:span text:style-name="T3">Controller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5T11:53:26.706000000</dc:date>
    <meta:editing-duration>PT1H10M52S</meta:editing-duration>
    <meta:editing-cycles>31</meta:editing-cycles>
    <meta:generator>LibreOffice/7.4.2.3$Windows_X86_64 LibreOffice_project/382eef1f22670f7f4118c8c2dd222ec7ad009daf</meta:generator>
    <meta:document-statistic meta:table-count="1" meta:image-count="0" meta:object-count="0" meta:page-count="1" meta:paragraph-count="51" meta:word-count="131" meta:character-count="1032" meta:non-whitespace-character-count="952"/>
  </office:meta>
</office:document-meta>
</file>